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-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7">
      <text:list-level-style-number text:level="1" style:num-suffix="-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9">
      <text:list-level-style-number text:level="1" style:num-suffix="-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0">
      <text:list-level-style-number text:level="1" style:num-suffix="-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11">
      <text:list-level-style-number text:level="1" style:num-suffix="-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12">
      <text:list-level-style-number text:level="1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13">
      <text:list-level-style-number text:level="1" style:num-suffix="-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2" style:family="paragraph"/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list-style-name="LFO1" style:family="paragraph"/>
    <style:style style:name="P6" style:parent-style-name="Standard" style:list-style-name="LFO1" style:family="paragraph"/>
    <style:style style:name="P7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8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9" style:parent-style-name="Standard" style:list-style-name="LFO4" style:family="paragraph"/>
    <style:style style:name="P10" style:parent-style-name="Standard" style:list-style-name="LFO3" style:family="paragraph"/>
    <style:style style:name="P11" style:parent-style-name="Standard" style:list-style-name="LFO3" style:family="paragraph"/>
    <style:style style:name="P12" style:parent-style-name="Standard" style:list-style-name="LFO3" style:family="paragraph"/>
    <style:style style:name="P13" style:parent-style-name="Standard" style:list-style-name="LFO3" style:family="paragraph"/>
    <style:style style:name="P14" style:parent-style-name="Standard" style:list-style-name="LFO3" style:family="paragraph"/>
    <style:style style:name="P15" style:parent-style-name="Standard" style:list-style-name="LFO3" style:family="paragraph"/>
    <style:style style:name="P16" style:parent-style-name="Standard" style:list-style-name="LFO3" style:family="paragraph"/>
    <style:style style:name="P17" style:parent-style-name="Standard" style:list-style-name="LFO3" style:family="paragraph"/>
    <style:style style:name="P18" style:parent-style-name="Standard" style:list-style-name="LFO3" style:family="paragraph"/>
    <style:style style:name="P19" style:parent-style-name="Standard" style:list-style-name="LFO3" style:family="paragraph"/>
    <style:style style:name="P20" style:parent-style-name="Standard" style:list-style-name="LFO3" style:family="paragraph"/>
    <style:style style:name="P21" style:parent-style-name="Standard" style:list-style-name="LFO3" style:family="paragraph"/>
    <style:style style:name="T22" style:parent-style-name="DefaultParagraphFont" style:family="text">
      <style:text-properties fo:font-weight="bold" style:font-weight-asian="bold" style:font-weight-complex="bold"/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name="P24" style:parent-style-name="Standard" style:list-style-name="LFO6" style:family="paragraph"/>
    <style:style style:name="P25" style:parent-style-name="Standard" style:list-style-name="LFO8" style:family="paragraph"/>
    <style:style style:name="P26" style:parent-style-name="Standard" style:list-style-name="LFO7" style:family="paragraph"/>
    <style:style style:name="P27" style:parent-style-name="Standard" style:family="paragraph">
      <style:text-properties fo:font-weight="bold" style:font-weight-asian="bold" style:font-weight-complex="bold"/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P29" style:parent-style-name="Standard" style:list-style-name="LFO9" style:family="paragraph"/>
    <style:style style:name="P30" style:parent-style-name="Standard" style:list-style-name="LFO9" style:family="paragraph"/>
    <style:style style:name="P31" style:parent-style-name="Standard" style:family="paragraph">
      <style:paragraph-properties fo:margin-left="0.5in">
        <style:tab-stops/>
      </style:paragraph-properties>
    </style:style>
    <style:style style:name="P32" style:parent-style-name="Standard" style:list-style-name="LFO10" style:family="paragraph"/>
    <style:style style:name="P33" style:parent-style-name="Standard" style:list-style-name="LFO10" style:family="paragraph"/>
    <style:style style:name="P34" style:parent-style-name="Standard" style:family="paragraph">
      <style:paragraph-properties fo:margin-left="0.5in">
        <style:tab-stops/>
      </style:paragraph-properties>
    </style:style>
    <style:style style:name="P35" style:parent-style-name="Standard" style:list-style-name="LFO11" style:family="paragraph"/>
    <style:style style:name="P36" style:parent-style-name="Standard" style:list-style-name="LFO11" style:family="paragraph"/>
    <style:style style:name="P37" style:parent-style-name="Standard" style:list-style-name="LFO12" style:family="paragraph"/>
    <style:style style:name="P38" style:parent-style-name="Standard" style:list-style-name="LFO12" style:family="paragraph"/>
    <style:style style:name="P39" style:parent-style-name="Standard" style:list-style-name="LFO14" style:family="paragraph"/>
    <style:style style:name="P40" style:parent-style-name="Normal" style:family="paragraph">
      <style:text-properties fo:language="fr" fo:country="FR"/>
    </style:style>
  </office:automatic-styles>
  <office:body>
    <office:text text:use-soft-page-breaks="true">
      <text:p text:style-name="P1">CDA itération 2 :</text:p>
      <text:p text:style-name="Standard"/>
      <text:p text:style-name="Standard">Scénario nominale :</text:p>
      <text:p text:style-name="Standard"/>
      <text:list text:style-name="LFO1">
        <text:list-item text:start-value="1">
          <text:p text:style-name="P2">Le joueur courant lance le jeu</text:p>
        </text:list-item>
        <text:list-item>
          <text:p text:style-name="P3">Le système demande le nom du joueur 1</text:p>
        </text:list-item>
        <text:list-item>
          <text:p text:style-name="P4">Le joueur 1 saisi son nom</text:p>
        </text:list-item>
        <text:list-item>
          <text:p text:style-name="P5">Le système enregistre le nom et assigne les noirs au joueur 1</text:p>
        </text:list-item>
        <text:list-item>
          <text:p text:style-name="P6">Le système demande de si le joueur 1<text:s/>veut jouer contre l’IA ou humain</text:p>
        </text:list-item>
      </text:list>
      <text:p text:style-name="Standard"/>
      <text:p text:style-name="P7">UC jouer avec IA :</text:p>
      <text:p text:style-name="P8">Scénario nominal</text:p>
      <text:list text:style-name="LFO3">
        <text:list-item text:start-value="1">
          <text:p text:style-name="P9">Le joueur 1 entre la version contre IA (naïf)</text:p>
        </text:list-item>
        <text:list-item>
          <text:p text:style-name="P10">Le système affiche l’état du plateau et le nom du joueur dont c’est le tour de jouer</text:p>
        </text:list-item>
        <text:list-item>
          <text:p text:style-name="P11">Le joueur courant (donc le joueur 1<text:s/>seulement) entre un coup</text:p>
        </text:list-item>
        <text:list-item>
          <text:p text:style-name="P12">Le système met à jour le plateau en conséquence</text:p>
        </text:list-item>
        <text:list-item>
          <text:p text:style-name="P13">Le système vérifie si un coup est encore possible pour l’IA</text:p>
        </text:list-item>
        <text:list-item>
          <text:p text:style-name="P14">Le système met à jour le plateau en conséquence</text:p>
        </text:list-item>
        <text:list-item>
          <text:p text:style-name="P15">Le système vérifie s’il existe encore des coups possibles pour les joueurs</text:p>
        </text:list-item>
        <text:list-item>
          <text:p text:style-name="P16">Si aucun coup n’est valide, le système arrête la partie<text:tab/></text:p>
        </text:list-item>
        <text:list-item>
          <text:p text:style-name="P17">Le système compte le nombre de pion noirs et blanc</text:p>
        </text:list-item>
        <text:list-item>
          <text:p text:style-name="P18">Le système affiche les<text:s/>points<text:s/>du joueur gagné et du joueur perdu</text:p>
        </text:list-item>
        <text:list-item>
          <text:p text:style-name="P19">Le système propose de rejouer ou d’arrêter</text:p>
        </text:list-item>
        <text:list-item>
          <text:p text:style-name="P20">Le joueur1 choisi d’arrêter<text:s/></text:p>
        </text:list-item>
        <text:list-item>
          <text:p text:style-name="P21">Le système affiche son score et ceux de l’IA</text:p>
        </text:list-item>
      </text:list>
      <text:p text:style-name="Standard"/>
      <text:p text:style-name="Standard"><text:span text:style-name="T22">Extension</text:span><text:span text:style-name="T23"><text:s/></text:span> :</text:p>
      <text:p text:style-name="Standard"/>
      <text:p text:style-name="Standard">3a- Le joueur entre une chaîne vide</text:p>
      <text:p text:style-name="Standard"><text:tab/>1-retour au point 2 du scénario nominal</text:p>
      <text:p text:style-name="Standard">5a- Le joueur choisit la version contre humain</text:p>
      <text:list text:style-name="LFO5">
        <text:list-item text:start-value="1">
          <text:p text:style-name="P24">Appel UC humain (scénario nominal itération 1)</text:p>
        </text:list-item>
      </text:list>
      <text:p text:style-name="Standard">5b<text:s/>– Le système détecte que le joueur saisit un mauvais caractère<text:s/></text:p>
      <text:list text:style-name="LFO7">
        <text:list-item text:start-value="1">
          <text:p text:style-name="P25">Le système affiche un message</text:p>
        </text:list-item>
        <text:list-item>
          <text:p text:style-name="P26">Le système redemande saisir un nouveau</text:p>
        </text:list-item>
      </text:list>
      <text:p text:style-name="P27"/>
      <text:p text:style-name="Standard"><text:span text:style-name="T28">Extension</text:span><text:s/>UC jouer avec IA<text:s/></text:p>
      <text:p text:style-name="Standard">3a – Le système détecte que le joueur saisit un coup<text:s/>invalide<text:s/></text:p>
      <text:list text:style-name="LFO9" text:continue-numbering="true">
        <text:list-item>
          <text:p text:style-name="P29">Le système affiche un message et demande le jouer re-saisit un coup valide</text:p>
        </text:list-item>
        <text:list-item>
          <text:p text:style-name="P30">Retourne au point 3 du scénario nominal (UC jouer avec IA)</text:p>
        </text:list-item>
      </text:list>
      <text:p text:style-name="Standard">3b – Le système détecte que le joueur saisit « P »<text:s/></text:p>
      <text:p text:style-name="P31">1a -Le système vérifie sur le plateau où le joueur a encore<text:s/>des coups possibles de jouer</text:p>
      <text:list text:style-name="LFO10" text:continue-numbering="true">
        <text:list-item>
          <text:p text:style-name="P32">Le système affiche un message et affiche un coup exemple pour le joueur</text:p>
        </text:list-item>
        <text:list-item>
          <text:p text:style-name="P33">Retourne au point 3 du scénario nominal</text:p>
        </text:list-item>
      </text:list>
      <text:p text:style-name="P34">1b – Le système vérifie sur le plateau où le joueur n’a pas de coup possible de jouer</text:p>
      <text:list text:style-name="LFO11" text:continue-numbering="true">
        <text:list-item>
          <text:p text:style-name="P35">Le système affiche un<text:s/>message et passe son tour</text:p>
        </text:list-item>
        <text:list-item>
          <text:p text:style-name="P36">Continuer le point 5 du scénario nominal</text:p>
        </text:list-item>
      </text:list>
      <text:p text:style-name="Standard"/>
      <text:p text:style-name="Standard">5a – Le système vérifie qu’il n’a pas le coup possible pour IA</text:p>
      <text:list text:style-name="LFO12" text:continue-numbering="true">
        <text:list-item>
          <text:p text:style-name="P37">- Le système affiche une message « IA passe son tour »</text:p>
        </text:list-item>
        <text:list-item>
          <text:p text:style-name="P38">-Retourne au point 3 du scénario nominal <text:s/></text:p>
        </text:list-item>
      </text:list>
      <text:p text:style-name="Standard">8a - Si oui, répétition du<text:s/>point 3 au point 7 du scénario nominal</text:p>
      <text:p text:style-name="Standard"/>
      <text:p text:style-name="Standard">12 – Le joueur choisit la version continuer</text:p>
      <text:list text:style-name="LFO13">
        <text:list-item text:start-value="1">
          <text:p text:style-name="P39">Retourne au point 2 du scénario UC jouer avec IA</text:p>
        </text:list-item>
      </text:list>
      <text:p text:style-name="P4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Standard" style:display-name="Standard" style:family="paragraph">
      <style:paragraph-properties fo:margin-bottom="0in" fo:line-height="100%"/>
      <style:text-properties style:font-name="Liberation Serif" style:font-name-asian="NSimSun" style:font-name-complex="Arial" style:letter-kerning="true" fo:font-size="12pt" style:font-size-asian="12pt" style:font-size-complex="12pt" fo:language="fr" fo:country="FR" style:language-asian="zh" style:country-asian="CN" style:language-complex="hi" style:country-complex="I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-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7">
      <text:list-level-style-number text:level="1" style:num-suffix="-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9">
      <text:list-level-style-number text:level="1" style:num-suffix="-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0">
      <text:list-level-style-number text:level="1" style:num-suffix="-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11">
      <text:list-level-style-number text:level="1" style:num-suffix="-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12">
      <text:list-level-style-number text:level="1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13">
      <text:list-level-style-number text:level="1" style:num-suffix="-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he Duc Vu</meta:initial-creator>
    <dc:creator>The Duc Vu</dc:creator>
    <meta:creation-date>2023-03-17T22:15:00Z</meta:creation-date>
    <dc:date>2023-03-22T16:37:00Z</dc:date>
    <meta:template xlink:href="Normal" xlink:type="simple"/>
    <meta:editing-cycles>4</meta:editing-cycles>
    <meta:editing-duration>PT2760S</meta:editing-duration>
    <meta:document-statistic meta:page-count="1" meta:paragraph-count="4" meta:word-count="345" meta:character-count="2312" meta:row-count="16" meta:non-whitespace-character-count="1971"/>
  </office:meta>
</office:document-meta>
</file>